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ru</text:p>
          </table:table-cell>
          <table:table-cell table:style-name="ce2" office:value-type="string" calcext:value-type="string">
            <text:p>Ad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пластикові вікна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алопластикові вікна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вх вікна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евро вікна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пластикові двері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талопластикові двері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балкони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талопластикові балкони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ластикові лоджії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еталопластикові лоджії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перегородки офісні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еталопластикові перегородки офісні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балконний блок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еталопластикові балконний блок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7">00/00/0000</text:date>, <text:time style:data-style-name="N2" text:time-value="16:37:09.938937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5T15:32:45.375514344</meta:creation-date>
    <dc:date>2023-07-07T17:18:05.886609129</dc:date>
    <meta:editing-duration>PT36M24S</meta:editing-duration>
    <meta:editing-cycles>4</meta:editing-cycles>
    <meta:generator>LibreOffice/5.1.6.2$Linux_x86 LibreOffice_project/10m0$Build-2</meta:generator>
    <meta:document-statistic meta:table-count="1" meta:cell-count="40" meta:object-count="0"/>
  </office:meta>
</office:document-meta>
</file>